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officeooo:rsid="000fb2cc" officeooo:paragraph-rsid="000fb2c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ine est toujours très <text:span text:style-name="T1">rigoureux</text:span> et <text:span text:style-name="T1">persévérant</text:span><text:span text:style-name="T2"> dans son travail, il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15:44:03.396000000</meta:creation-date>
    <dc:date>2025-03-18T18:29:45.458000000</dc:date>
    <meta:editing-duration>PT29S</meta:editing-duration>
    <meta:editing-cycles>1</meta:editing-cycles>
    <meta:document-statistic meta:table-count="0" meta:image-count="0" meta:object-count="0" meta:page-count="1" meta:paragraph-count="1" meta:word-count="11" meta:character-count="72" meta:non-whitespace-character-count="61"/>
    <meta:generator>LibreOffice/24.8.5.2$Windows_X86_64 LibreOffice_project/fddf2685c70b461e7832239a0162a77216259f22</meta:generator>
  </office:meta>
</office:document-meta>
</file>